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e8e" officeooo:paragraph-rsid="00114e8e"/>
    </style:style>
    <style:style style:name="P2" style:family="paragraph" style:parent-style-name="Standard">
      <style:text-properties officeooo:rsid="00132af1" officeooo:paragraph-rsid="00132af1"/>
    </style:style>
    <style:style style:name="P3" style:family="paragraph" style:parent-style-name="Standard">
      <style:text-properties officeooo:rsid="001341d8" officeooo:paragraph-rsid="001341d8"/>
    </style:style>
    <style:style style:name="P4" style:family="paragraph" style:parent-style-name="Standard">
      <style:text-properties officeooo:rsid="0014848e" officeooo:paragraph-rsid="0014848e"/>
    </style:style>
    <style:style style:name="P5" style:family="paragraph" style:parent-style-name="Standard">
      <style:text-properties officeooo:rsid="00160954" officeooo:paragraph-rsid="00160954"/>
    </style:style>
    <style:style style:name="P6" style:family="paragraph" style:parent-style-name="Standard">
      <style:text-properties officeooo:rsid="00178afc" officeooo:paragraph-rsid="00178afc"/>
    </style:style>
    <style:style style:name="P7" style:family="paragraph" style:parent-style-name="Standard">
      <style:text-properties officeooo:rsid="0018aa65" officeooo:paragraph-rsid="0018aa65"/>
    </style:style>
    <style:style style:name="P8" style:family="paragraph" style:parent-style-name="Standard">
      <style:text-properties officeooo:rsid="0018b6d9" officeooo:paragraph-rsid="0018b6d9"/>
    </style:style>
    <style:style style:name="P9" style:family="paragraph" style:parent-style-name="Standard">
      <style:text-properties officeooo:rsid="00198004" officeooo:paragraph-rsid="00198004"/>
    </style:style>
    <style:style style:name="P10" style:family="paragraph" style:parent-style-name="Standard">
      <style:text-properties officeooo:rsid="0019f04f" officeooo:paragraph-rsid="0019f04f"/>
    </style:style>
    <style:style style:name="P11" style:family="paragraph" style:parent-style-name="Standard">
      <style:text-properties officeooo:rsid="001a16cb" officeooo:paragraph-rsid="001a16cb"/>
    </style:style>
    <style:style style:name="P12" style:family="paragraph" style:parent-style-name="Standard">
      <style:text-properties officeooo:rsid="001b438f" officeooo:paragraph-rsid="001b438f"/>
    </style:style>
    <style:style style:name="P13" style:family="paragraph" style:parent-style-name="Standard">
      <style:text-properties officeooo:rsid="001b438f" officeooo:paragraph-rsid="001b590b"/>
    </style:style>
    <style:style style:name="P14" style:family="paragraph" style:parent-style-name="Standard">
      <style:text-properties officeooo:rsid="001b590b" officeooo:paragraph-rsid="001b590b"/>
    </style:style>
    <style:style style:name="P15" style:family="paragraph" style:parent-style-name="Standard">
      <style:text-properties officeooo:rsid="001d680a" officeooo:paragraph-rsid="001d680a"/>
    </style:style>
    <style:style style:name="P16" style:family="paragraph" style:parent-style-name="Standard">
      <style:text-properties officeooo:rsid="001e4829" officeooo:paragraph-rsid="001e4829"/>
    </style:style>
    <style:style style:name="P17" style:family="paragraph" style:parent-style-name="Standard">
      <style:text-properties officeooo:rsid="001ee77b" officeooo:paragraph-rsid="001ee77b"/>
    </style:style>
    <style:style style:name="T1" style:family="text">
      <style:text-properties officeooo:rsid="001b4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YOU FORGOT TO INTRODUCE YOURSELF</text:p>
      <text:p text:style-name="P5"/>
      <text:p text:style-name="P2">Tell about your work experiences, and projects.</text:p>
      <text:p text:style-name="P2">Talk about your last project in detail.</text:p>
      <text:p text:style-name="P3">What challenges or problems you faced in that project and how did you overcome those problems?</text:p>
      <text:p text:style-name="P3"/>
      <text:p text:style-name="P1">What is the difference between parameter and hyperparameter?</text:p>
      <text:p text:style-name="P1"/>
      <text:p text:style-name="P4">Outlier detection</text:p>
      <text:p text:style-name="P4">Numpy, Pandas</text:p>
      <text:p text:style-name="P4"/>
      <text:p text:style-name="P4">What are you currently working on?</text:p>
      <text:p text:style-name="P4"/>
      <text:p text:style-name="P4">What challenges you faced in the Winery Reservation System?</text:p>
      <text:p text:style-name="P4">- Lack of data</text:p>
      <text:p text:style-name="P4">- Unclear images</text:p>
      <text:p text:style-name="P4"/>
      <text:p text:style-name="P4">Which model did you use for this project?</text:p>
      <text:p text:style-name="P4">SIFT algorithm</text:p>
      <text:p text:style-name="P4">88% accuracy</text:p>
      <text:p text:style-name="P4"/>
      <text:p text:style-name="P4">What challenges you faced in this project “Recruiting Interview Bot”?</text:p>
      <text:p text:style-name="P4">- Lacking accuracy in Speech Recognition system</text:p>
      <text:p text:style-name="P4"/>
      <text:p text:style-name="P4"/>
      <text:p text:style-name="P4">Explain the Architecture of Winery Reservation System?</text:p>
      <text:p text:style-name="P5">- IOS app</text:p>
      <text:p text:style-name="P5"/>
      <text:p text:style-name="P6">Where was the model hosted?</text:p>
      <text:p text:style-name="P6">- Model was deployed on AWS cloud</text:p>
      <text:p text:style-name="P6">- Exposed Using Flask</text:p>
      <text:p text:style-name="P6"/>
      <text:p text:style-name="P6">What kind performance metrics did you capture for this project?</text:p>
      <text:p text:style-name="P6"/>
      <text:p text:style-name="P6">Where did you get the training data for this project?</text:p>
      <text:p text:style-name="P6"/>
      <text:p text:style-name="P7">What was the size of your dataset?</text:p>
      <text:p text:style-name="P7">3000</text:p>
      <text:p text:style-name="P7"/>
      <text:p text:style-name="P7">Test train split: 80-20</text:p>
      <text:p text:style-name="P7"/>
      <text:p text:style-name="P7">You have written all the three clouds.</text:p>
      <text:p text:style-name="P7">Which cloud you are most comfortable in?</text:p>
      <text:p text:style-name="P7"/>
      <text:p text:style-name="P7">AWS</text:p>
      <text:p text:style-name="P7"/>
      <text:p text:style-name="P7">What challenges did you face with the image data for winery reservation system?</text:p>
      <text:p text:style-name="P7"/>
      <text:p text:style-name="P8"/>
      <text:p text:style-name="P8"/>
      <text:p text:style-name="P8">How was this project organized (“Recruiting Interview Bot”)? Explain the architecture.</text:p>
      <text:p text:style-name="P8"/>
      <text:p text:style-name="P9"><text:soft-page-break/>Check if a string is a p<text:span text:style-name="T1">a</text:span>lindrome: correct</text:p>
      <text:p text:style-name="P9"/>
      <text:p text:style-name="P9">Count the number of “A” and print their indices.</text:p>
      <text:p text:style-name="P10">Print indices using for loop and regex.</text:p>
      <text:p text:style-name="P10"/>
      <text:p text:style-name="P11">Can you transpose this 2D list: <text:span text:style-name="T1">[</text:span>[1, 2, 3], [4, 5 , 6], [7, 8, 9]<text:span text:style-name="T1">]</text:span></text:p>
      <text:p text:style-name="P11"/>
      <text:p text:style-name="P12">Question about the missing number from a list of numbers from 1 to 100.</text:p>
      <text:p text:style-name="P12"/>
      <text:p text:style-name="P13">-- -- -- -- -- -- -- -- -- -- -- -- -- -- -- -- -- -- -- -- -- -- -- -- -- -- -- -- -- -- -- -- -- -- -- -- -- -- -- -- -- -- -- -- </text:p>
      <text:p text:style-name="P13"/>
      <text:p text:style-name="P13"/>
      <text:p text:style-name="P14">Write a query to find the second highest scorer in a table with two columns (name, and score).</text:p>
      <text:p text:style-name="P14"/>
      <text:p text:style-name="P14">If there is third column ‘status’ with values pass/fail, write query to find out avg marks for failed students and average marks of passed students.</text:p>
      <text:p text:style-name="P14"/>
      <text:p text:style-name="P14">What’s the difference between <text:span text:style-name="Source_20_Text">WHERE</text:span> and <text:span text:style-name="Source_20_Text">HAVING</text:span>? Can you give examples of when to use each?</text:p>
      <text:p text:style-name="P14"/>
      <text:p text:style-name="P14">What are the different types of joins? Can you explain them with examples?</text:p>
      <text:p text:style-name="P14"/>
      <text:p text:style-name="P14">What is the difference between <text:span text:style-name="Source_20_Text">UNION</text:span> and <text:span text:style-name="Source_20_Text">UNION ALL</text:span>?</text:p>
      <text:p text:style-name="P14"/>
      <text:p text:style-name="P14">When would you use <text:span text:style-name="Source_20_Text">GROUP BY</text:span> vs <text:span text:style-name="Source_20_Text">PARTITION BY</text:span>?</text:p>
      <text:p text:style-name="P14"/>
      <text:p text:style-name="P14"/>
      <text:p text:style-name="P13"/>
      <text:p text:style-name="P14">What kind of GenAI models have you worked with in your career?</text:p>
      <text:p text:style-name="P14"/>
      <text:p text:style-name="P14">Why do you fine-tune a model?</text:p>
      <text:p text:style-name="P14"/>
      <text:p text:style-name="P14">What are the three parts of a good prompt?</text:p>
      <text:p text:style-name="P14"/>
      <text:p text:style-name="P14">Hugging Face Transformers, LangChain and OpenAI API:</text:p>
      <text:p text:style-name="P14">How are these three things similar?</text:p>
      <text:p text:style-name="P14">How are these three things different?</text:p>
      <text:p text:style-name="P14">How are there three things related?</text:p>
      <text:p text:style-name="P14"/>
      <text:p text:style-name="P14">Explain your understanding of MLOps and why it's crucial for maintaining machine learning models in a production environment.</text:p>
      <text:p text:style-name="P9"/>
      <text:p text:style-name="P9">-------------------------------------------------</text:p>
      <text:p text:style-name="P15">Palindrome: incorrect</text:p>
      <text:p text:style-name="P15">0 correct, all incorrect</text:p>
      <text:p text:style-name="P15"/>
      <text:p text:style-name="P16">No GenAI experience</text:p>
      <text:p text:style-name="P16"/>
      <text:p text:style-name="P17">What is the difference between Hadoop and PySpark?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1:49:45.544136877</meta:creation-date>
    <dc:date>2025-04-10T14:13:42.798980538</dc:date>
    <meta:editing-duration>PT1H34M33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2" meta:paragraph-count="56" meta:word-count="471" meta:character-count="2654" meta:non-whitespace-character-count="2238"/>
  </office:meta>
</office:document-meta>
</file>